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83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0031in" svg:height="6.1272in" svg:x="7.3323in" svg:y="0.0394in">
            <draw:object draw:notify-on-update-of-ranges="Sheet1.F10:Sheet1.F10 Sheet1.F11:Sheet1.F19 Sheet1.G10:Sheet1.G10 Sheet1.G11:Sheet1.G19 Sheet1.H10:Sheet1.H10 Sheet1.H11:Sheet1.H19 Sheet1.I10:Sheet1.I10 Sheet1.I11:Sheet1.I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T(n)</text:p>
          </table:table-cell>
          <table:table-cell office:value-type="string">
            <text:p>T(n)/log(n)</text:p>
          </table:table-cell>
          <table:table-cell/>
          <table:table-cell office:value-type="string">
            <text:p>T(n)/n^2</text:p>
          </table:table-cell>
          <table:table-cell office:value-type="string">
            <text:p>T(n)/(log(n,3/2)*n^2)</text:p>
          </table:table-cell>
          <table:table-cell office:value-type="string">
            <text:p>T(n)/n^3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D2]/LOG([.C2];2)*100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D3]/LOG([.C3];2)*100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D4]/LOG([.C4];2)*100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D5]/LOG([.C5];2)*1000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D6]/LOG([.C6];2)*100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D7]/LOG([.C7];2)*1000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D8]/LOG([.C8];2)*1000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D9]/LOG([.C9];2)*1000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2">
            <text:p>202</text:p>
          </table:table-cell>
          <table:table-cell office:value-type="string">
            <text:p>T(n)</text:p>
          </table:table-cell>
          <table:table-cell office:value-type="string">
            <text:p>T(n)/log(n)</text:p>
          </table:table-cell>
          <table:table-cell office:value-type="string">
            <text:p>n</text:p>
          </table:table-cell>
          <table:table-cell office:value-type="string">
            <text:p>T(n)/n^2</text:p>
          </table:table-cell>
          <table:table-cell office:value-type="string">
            <text:p>T(n)/(log(n,3/2)*n^2)</text:p>
          </table:table-cell>
          <table:table-cell office:value-type="string">
            <text:p>T(n)/n^3)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0.01">
            <text:p>0.01</text:p>
          </table:table-cell>
          <table:table-cell table:formula="of:=[.D11]/LOG([.C11];2)*1000" office:value-type="float" office:value="1.21312494678013">
            <text:p>1.2131249468</text:p>
          </table:table-cell>
          <table:table-cell office:value-type="float" office:value="303">
            <text:p>303</text:p>
          </table:table-cell>
          <table:table-cell table:formula="of:=[.D11]/([.C11]*[.C11])*1000" office:value-type="float" office:value="0.000108921783267436">
            <text:p>0.0001089218</text:p>
          </table:table-cell>
          <table:table-cell table:formula="of:=[.D11]/(LOG([.C11];3/2)*[.C11]*[.C11])*1000" office:value-type="float" office:value="0.00000772944485350811">
            <text:p>7.72944485350811E-006</text:p>
          </table:table-cell>
          <table:table-cell table:formula="of:=[.D11]/[.C11]^3*1000" office:value-type="float" office:value="0.000000359477832565794">
            <text:p>3.59477832565794E-00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0.03">
            <text:p>0.03</text:p>
          </table:table-cell>
          <table:table-cell table:formula="of:=[.D12]/LOG([.C12];2)*1000" office:value-type="float" office:value="3.39883704748194">
            <text:p>3.3988370475</text:p>
          </table:table-cell>
          <table:table-cell office:value-type="float" office:value="454">
            <text:p>454</text:p>
          </table:table-cell>
          <table:table-cell table:formula="of:=[.D12]/([.C12]*[.C12])*1000" office:value-type="float" office:value="0.00014554910826913">
            <text:p>0.0001455491</text:p>
          </table:table-cell>
          <table:table-cell table:formula="of:=[.D12]/(LOG([.C12];3/2)*[.C12]*[.C12])*1000" office:value-type="float" office:value="0.00000964598681732007">
            <text:p>0.000009646</text:p>
          </table:table-cell>
          <table:table-cell table:formula="of:=[.D12]/[.C12]^3*1000" office:value-type="float" office:value="0.000000320592749491476">
            <text:p>3.20592749491476E-00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1">
            <text:p>681</text:p>
          </table:table-cell>
          <table:table-cell office:value-type="float" office:value="0.07">
            <text:p>0.07</text:p>
          </table:table-cell>
          <table:table-cell table:formula="of:=[.D13]/LOG([.C13];2)*1000" office:value-type="float" office:value="7.43770050198769">
            <text:p>7.437700502</text:p>
          </table:table-cell>
          <table:table-cell office:value-type="float" office:value="681">
            <text:p>681</text:p>
          </table:table-cell>
          <table:table-cell table:formula="of:=[.D13]/([.C13]*[.C13])*1000" office:value-type="float" office:value="0.000150939815982801">
            <text:p>0.0001509398</text:p>
          </table:table-cell>
          <table:table-cell table:formula="of:=[.D13]/(LOG([.C13];3/2)*[.C13]*[.C13])*1000" office:value-type="float" office:value="0.00000938150445004585">
            <text:p>9.38150445004585E-006</text:p>
          </table:table-cell>
          <table:table-cell table:formula="of:=[.D13]/[.C13]^3*1000" office:value-type="float" office:value="0.000000221644370018798">
            <text:p>2.21644370018798E-00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21">
            <text:p>1021</text:p>
          </table:table-cell>
          <table:table-cell office:value-type="float" office:value="0.15">
            <text:p>0.15</text:p>
          </table:table-cell>
          <table:table-cell table:formula="of:=[.D14]/LOG([.C14];2)*1000" office:value-type="float" office:value="15.0063519623731">
            <text:p>15.0063519624</text:p>
          </table:table-cell>
          <table:table-cell office:value-type="float" office:value="1021">
            <text:p>1021</text:p>
          </table:table-cell>
          <table:table-cell table:formula="of:=[.D14]/([.C14]*[.C14])*1000" office:value-type="float" office:value="0.000143893035673002">
            <text:p>0.000143893</text:p>
          </table:table-cell>
          <table:table-cell table:formula="of:=[.D14]/(LOG([.C14];3/2)*[.C14]*[.C14])*1000" office:value-type="float" office:value="0.00000842076738214596">
            <text:p>8.42076738214596E-006</text:p>
          </table:table-cell>
          <table:table-cell table:formula="of:=[.D14]/[.C14]^3*1000" office:value-type="float" office:value="0.000000140933433568073">
            <text:p>1.40933433568073E-00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531">
            <text:p>1531</text:p>
          </table:table-cell>
          <table:table-cell office:value-type="float" office:value="0.36">
            <text:p>0.36</text:p>
          </table:table-cell>
          <table:table-cell table:formula="of:=[.D15]/LOG([.C15];2)*1000" office:value-type="float" office:value="34.0256334666376">
            <text:p>34.0256334666</text:p>
          </table:table-cell>
          <table:table-cell office:value-type="float" office:value="1531">
            <text:p>1531</text:p>
          </table:table-cell>
          <table:table-cell table:formula="of:=[.D15]/([.C15]*[.C15])*1000" office:value-type="float" office:value="0.000153586173148785">
            <text:p>0.0001535862</text:p>
          </table:table-cell>
          <table:table-cell table:formula="of:=[.D15]/(LOG([.C15];3/2)*[.C15]*[.C15])*1000" office:value-type="float" office:value="0.00000849148925313425">
            <text:p>8.49148925313425E-006</text:p>
          </table:table-cell>
          <table:table-cell table:formula="of:=[.D15]/[.C15]^3*1000" office:value-type="float" office:value="0.000000100317552677195">
            <text:p>1.00317552677195E-00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296">
            <text:p>2296</text:p>
          </table:table-cell>
          <table:table-cell office:value-type="float" office:value="0.85">
            <text:p>0.85</text:p>
          </table:table-cell>
          <table:table-cell table:formula="of:=[.D16]/LOG([.C16];2)*1000" office:value-type="float" office:value="76.1314004301409">
            <text:p>76.1314004301</text:p>
          </table:table-cell>
          <table:table-cell office:value-type="float" office:value="2296">
            <text:p>2296</text:p>
          </table:table-cell>
          <table:table-cell table:formula="of:=[.D16]/([.C16]*[.C16])*1000" office:value-type="float" office:value="0.000161240879457077">
            <text:p>0.0001612409</text:p>
          </table:table-cell>
          <table:table-cell table:formula="of:=[.D16]/(LOG([.C16];3/2)*[.C16]*[.C16])*1000" office:value-type="float" office:value="0.00000844788664026722">
            <text:p>8.44788664026722E-006</text:p>
          </table:table-cell>
          <table:table-cell table:formula="of:=[.D16]/[.C16]^3*1000" office:value-type="float" office:value="0.0000000702268638750337">
            <text:p>7.02268638750337E-00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444">
            <text:p>3444</text:p>
          </table:table-cell>
          <table:table-cell office:value-type="float" office:value="2">
            <text:p>2</text:p>
          </table:table-cell>
          <table:table-cell table:formula="of:=[.D17]/LOG([.C17];2)*1000" office:value-type="float" office:value="170.214657478376">
            <text:p>170.2146574784</text:p>
          </table:table-cell>
          <table:table-cell office:value-type="float" office:value="3444">
            <text:p>3444</text:p>
          </table:table-cell>
          <table:table-cell table:formula="of:=[.D17]/([.C17]*[.C17])*1000" office:value-type="float" office:value="0.000168617913157728">
            <text:p>0.0001686179</text:p>
          </table:table-cell>
          <table:table-cell table:formula="of:=[.D17]/(LOG([.C17];3/2)*[.C17]*[.C17])*1000" office:value-type="float" office:value="0.00000839457465945472">
            <text:p>8.39457465945472E-006</text:p>
          </table:table-cell>
          <table:table-cell table:formula="of:=[.D17]/[.C17]^3*1000" office:value-type="float" office:value="0.0000000489599050980627">
            <text:p>0.00000004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166">
            <text:p>5166</text:p>
          </table:table-cell>
          <table:table-cell office:value-type="float" office:value="4.68">
            <text:p>4.68</text:p>
          </table:table-cell>
          <table:table-cell table:formula="of:=[.D18]/LOG([.C18];2)*1000" office:value-type="float" office:value="379.4133578206">
            <text:p>379.4133578206</text:p>
          </table:table-cell>
          <table:table-cell office:value-type="float" office:value="5166">
            <text:p>5166</text:p>
          </table:table-cell>
          <table:table-cell table:formula="of:=[.D18]/([.C18]*[.C18])*1000" office:value-type="float" office:value="0.000175362629684037">
            <text:p>0.0001753626</text:p>
          </table:table-cell>
          <table:table-cell table:formula="of:=[.D18]/(LOG([.C18];3/2)*[.C18]*[.C18])*1000" office:value-type="float" office:value="0.00000831633239843128">
            <text:p>8.31633239843128E-006</text:p>
          </table:table-cell>
          <table:table-cell table:formula="of:=[.D18]/[.C18]^3*1000" office:value-type="float" office:value="0.0000000339455342013235">
            <text:p>3.39455342013235E-00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7749">
            <text:p>7749</text:p>
          </table:table-cell>
          <table:table-cell office:value-type="float" office:value="10.97">
            <text:p>10.97</text:p>
          </table:table-cell>
          <table:table-cell table:formula="of:=[.D19]/LOG([.C19];2)*1000" office:value-type="float" office:value="849.08471728568">
            <text:p>849.0847172857</text:p>
          </table:table-cell>
          <table:table-cell office:value-type="float" office:value="7749">
            <text:p>7749</text:p>
          </table:table-cell>
          <table:table-cell table:formula="of:=[.D19]/([.C19]*[.C19])*1000" office:value-type="float" office:value="0.000182690222947188">
            <text:p>0.0001826902</text:p>
          </table:table-cell>
          <table:table-cell table:formula="of:=[.D19]/(LOG([.C19];3/2)*[.C19]*[.C19])*1000" office:value-type="float" office:value="0.00000827156579472716">
            <text:p>8.27156579472716E-006</text:p>
          </table:table-cell>
          <table:table-cell table:formula="of:=[.D19]/[.C19]^3*1000" office:value-type="float" office:value="0.0000000235759740543538">
            <text:p>2.35759740543538E-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03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5T03:20:49.82</dc:date>
    <meta:generator>LibreOffice/3.4$Win32 LibreOffice_project/340m1$Build-502</meta:generator>
    <meta:editing-duration>PT2H4M49S</meta:editing-duration>
    <meta:editing-cycles>1</meta:editing-cycles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minimum="0.000000001" chart:interval-major="0.5" chart:reverse-direction="tru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9cm" svg:height="15.564cm" xlink:href=".." xlink:type="simple" chart:class="chart:line" chart:style-name="ch1">
        <chart:legend chart:legend-position="end" svg:x="23.642cm" svg:y="6.946cm" style:legend-expansion="high" chart:style-name="ch2"/>
        <chart:plot-area chart:style-name="ch3" table:cell-range-address="Sheet1.F10:Sheet1.I19" chart:data-source-has-labels="both" svg:x="1.596cm" svg:y="1.379cm" svg:width="20.93cm" svg:height="12.866cm">
          <chartooo:coordinate-region svg:x="3.514cm" svg:y="2.053cm" svg:width="18.64cm" svg:height="11.98cm"/>
          <chart:axis chart:dimension="x" chart:name="primary-x" chart:style-name="ch4" chartooo:axis-type="auto">
            <chartooo:date-scale/>
            <chart:title svg:x="11.885cm" svg:y="14.557cm" chart:style-name="ch5">
              <text:p>N</text:p>
            </chart:title>
            <chart:categories table:cell-range-address="Sheet1.F11:Sheet1.F19"/>
          </chart:axis>
          <chart:axis chart:dimension="y" chart:name="primary-y" chart:style-name="ch6">
            <chart:title svg:x="0.451cm" svg:y="8.491cm" chart:style-name="ch7">
              <text:p>T(n)/F(n)</text:p>
            </chart:title>
            <chart:grid chart:style-name="ch8" chart:class="major"/>
          </chart:axis>
          <chart:series chart:style-name="ch9" chart:values-cell-range-address="Sheet1.G11:Sheet1.G19" chart:label-cell-address="Sheet1.G10:Sheet1.G10" chart:class="chart:line">
            <chart:data-point chart:repeated="9"/>
          </chart:series>
          <chart:series chart:style-name="ch10" chart:values-cell-range-address="Sheet1.H11:Sheet1.H19" chart:label-cell-address="Sheet1.H10:Sheet1.H10" chart:class="chart:line">
            <chart:data-point chart:repeated="9"/>
          </chart:series>
          <chart:series chart:style-name="ch11" chart:values-cell-range-address="Sheet1.I11:Sheet1.I19" chart:label-cell-address="Sheet1.I10:Sheet1.I10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n)/n^2</text:p>
                <draw:g>
                  <svg:desc>Sheet1.G10:Sheet1.G10</svg:desc>
                </draw:g>
              </table:table-cell>
              <table:table-cell office:value-type="string">
                <text:p>T(n)/(log(n,3/2)*n^2)</text:p>
                <draw:g>
                  <svg:desc>Sheet1.H10:Sheet1.H10</svg:desc>
                </draw:g>
              </table:table-cell>
              <table:table-cell office:value-type="string">
                <text:p>T(n)/n^3)</text:p>
                <draw:g>
                  <svg:desc>Sheet1.I10:Sheet1.I10</svg:desc>
                </draw:g>
              </table:table-cell>
            </table:table-row>
          </table:table-header-rows>
          <table:table-rows>
            <table:table-row>
              <table:table-cell office:value-type="float" office:value="303">
                <text:p>300</text:p>
                <draw:g>
                  <svg:desc>Sheet1.F11:Sheet1.F19</svg:desc>
                </draw:g>
              </table:table-cell>
              <table:table-cell office:value-type="float" office:value="0.000108921783267436">
                <text:p>0.000108921783267436</text:p>
                <draw:g>
                  <svg:desc>Sheet1.G11:Sheet1.G19</svg:desc>
                </draw:g>
              </table:table-cell>
              <table:table-cell office:value-type="float" office:value="0.00000772944485350811">
                <text:p>0.00000772944485350811</text:p>
                <draw:g>
                  <svg:desc>Sheet1.H11:Sheet1.H19</svg:desc>
                </draw:g>
              </table:table-cell>
              <table:table-cell office:value-type="float" office:value="0.000000359477832565794">
                <text:p>0.000000359477832565794</text:p>
                <draw:g>
                  <svg:desc>Sheet1.I11:Sheet1.I19</svg:desc>
                </draw:g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0014554910826913">
                <text:p>0.00014554910826913</text:p>
              </table:table-cell>
              <table:table-cell office:value-type="float" office:value="0.00000964598681732007">
                <text:p>0.00000964598681732007</text:p>
              </table:table-cell>
              <table:table-cell office:value-type="float" office:value="0.000000320592749491476">
                <text:p>0.00000032059274949147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.000150939815982801">
                <text:p>0.000150939815982801</text:p>
              </table:table-cell>
              <table:table-cell office:value-type="float" office:value="0.00000938150445004585">
                <text:p>0.00000938150445004585</text:p>
              </table:table-cell>
              <table:table-cell office:value-type="float" office:value="0.000000221644370018798">
                <text:p>0.000000221644370018798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.000143893035673002">
                <text:p>0.000143893035673002</text:p>
              </table:table-cell>
              <table:table-cell office:value-type="float" office:value="0.00000842076738214596">
                <text:p>0.00000842076738214596</text:p>
              </table:table-cell>
              <table:table-cell office:value-type="float" office:value="0.000000140933433568073">
                <text:p>0.000000140933433568073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000153586173148785">
                <text:p>0.000153586173148785</text:p>
              </table:table-cell>
              <table:table-cell office:value-type="float" office:value="0.00000849148925313425">
                <text:p>0.00000849148925313425</text:p>
              </table:table-cell>
              <table:table-cell office:value-type="float" office:value="0.000000100317552677195">
                <text:p>0.000000100317552677195</text:p>
              </table:table-cell>
            </table:table-row>
            <table:table-row>
              <table:table-cell office:value-type="float" office:value="2296">
                <text:p>2300</text:p>
              </table:table-cell>
              <table:table-cell office:value-type="float" office:value="0.000161240879457077">
                <text:p>0.000161240879457077</text:p>
              </table:table-cell>
              <table:table-cell office:value-type="float" office:value="0.00000844788664026722">
                <text:p>0.00000844788664026722</text:p>
              </table:table-cell>
              <table:table-cell office:value-type="float" office:value="0.0000000702268638750337">
                <text:p>0.0000000702268638750337</text:p>
              </table:table-cell>
            </table:table-row>
            <table:table-row>
              <table:table-cell office:value-type="float" office:value="3444">
                <text:p>3440</text:p>
              </table:table-cell>
              <table:table-cell office:value-type="float" office:value="0.000168617913157728">
                <text:p>0.000168617913157728</text:p>
              </table:table-cell>
              <table:table-cell office:value-type="float" office:value="0.00000839457465945472">
                <text:p>0.00000839457465945472</text:p>
              </table:table-cell>
              <table:table-cell office:value-type="float" office:value="0.0000000489599050980627">
                <text:p>0.0000000489599050980627</text:p>
              </table:table-cell>
            </table:table-row>
            <table:table-row>
              <table:table-cell office:value-type="float" office:value="5166">
                <text:p>5170</text:p>
              </table:table-cell>
              <table:table-cell office:value-type="float" office:value="0.000175362629684037">
                <text:p>0.000175362629684037</text:p>
              </table:table-cell>
              <table:table-cell office:value-type="float" office:value="0.00000831633239843128">
                <text:p>0.00000831633239843128</text:p>
              </table:table-cell>
              <table:table-cell office:value-type="float" office:value="0.0000000339455342013235">
                <text:p>0.0000000339455342013235</text:p>
              </table:table-cell>
            </table:table-row>
            <table:table-row>
              <table:table-cell office:value-type="float" office:value="7749">
                <text:p>7750</text:p>
              </table:table-cell>
              <table:table-cell office:value-type="float" office:value="0.000182690222947188">
                <text:p>0.000182690222947188</text:p>
              </table:table-cell>
              <table:table-cell office:value-type="float" office:value="0.00000827156579472716">
                <text:p>0.00000827156579472716</text:p>
              </table:table-cell>
              <table:table-cell office:value-type="float" office:value="0.0000000235759740543538">
                <text:p>0.0000000235759740543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